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Utils.replaceToke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Utils.split( String line ,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count( String str ,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Utils.split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Utils.isAlphaNumeric( cha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Utils.matchStrings( String a , String 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